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tab-stops>
          <style:tab-stop style:position="36.00pt"/>
          <style:tab-stop style:position="72.00pt"/>
          <style:tab-stop style:position="108.00pt"/>
          <style:tab-stop style:position="144.00pt"/>
          <style:tab-stop style:position="180.00pt"/>
          <style:tab-stop style:position="216.00pt"/>
        </style:tab-stops>
      </style:paragraph-properties>
    </style:style>
    <style:style style:name="P2" style:family="paragraph">
      <style:paragraph-properties fo:line-height="115.00%" fo:text-align="left" fo:margin-bottom="10.00pt"/>
    </style:style>
  </office:automatic-styles>
  <office:body>
    <office:text>
      <text:p text:style-name="P1"><text:span text:style-name="T1"><text:s text:c="49"/>INTERVIEW QUESTION 1:</text:span></text:p>
      <text:p text:style-name="P1"><text:span text:style-name="T1"/></text:p>
      <text:p text:style-name="P1"><text:span text:style-name="T1">Q1. What do you mean by Data Structures?</text:span></text:p>
      <text:p text:style-name="P1"><text:span text:style-name="T1">-&gt; A data structure is a data organization, management and storage format that enables efficient access and modification.<text:s/></text:span><text:span text:style-name="T2">It is a way in which data is stored on a computer</text:span><text:span text:style-name="T3"><text:tab/>.</text:span></text:p>
      <text:p text:style-name="P2"><text:span text:style-name="T3">Q2. Explain self-referential structure? Explain its need?</text:span></text:p>
      <text:p text:style-name="P2"><text:span text:style-name="T3">-&gt; A self-referential structure is one where an element can refer to another element of the same type within itself. This type of structure is used when dealing with data that has a recursive or hierarchical nature, such as linked lists or trees, making it easier to represent and work with such data.</text:span></text:p>
      <text:p text:style-name="P2"><text:span text:style-name="T3"><text:s/>Neded-</text:span></text:p>
      <text:p text:style-name="P2"><text:span text:style-name="T3">Self-referential structures are crucial in programming because they allow us to represent and work with data that has a recursive or hierarchical nature. For example, linked lists use this concept to connect elements in a sequence, and trees use it to organize hierarchical data. These structures enable efficient data manipulation and organization, making them essential in various programming tasks.</text:span></text:p>
      <text:p text:style-name="P2"><text:span text:style-name="T3"/></text:p>
      <text:p text:style-name="P2"><text:span text:style-name="T3">Q3. List out the areas in which data structures are applied extensively?</text:span></text:p>
      <text:p text:style-name="P2"><text:span text:style-name="T3">Data structures are applied extensively across various domains like algorithm design, database management, operating systems, compiler design, AI/ML, networking, web development, game development, and embedded systems. They are fundamental for optimizing algorithms, managing data efficiently, and enhancing overall system performance.</text:span></text:p>
      <text:p text:style-name="P2"><text:span text:style-name="T3"/></text:p>
      <text:p text:style-name="P2"><text:span text:style-name="T3">Q4.Explain the data structures used to perform recursion? </text:span></text:p>
      <text:p text:style-name="P2"><text:span text:style-name="T3">Two key data structures used for recursion are the stack and activation record. The stack is crucial for managing the execution flow during recursive function calls, as it stores each function's variables and context. The activation record, representing a stack frame, contains vital information like return addresses, parameters, and local variables. Together, these structures facilitate the recursive process by managing function calls and their respective contexts.</text:span></text:p>
      <text:p text:style-name="P2"><text:span text:style-name="T3"/></text:p>
      <text:p text:style-name="P2"><text:span text:style-name="T3">Q5. List different types of data structures</text:span></text:p>
      <text:p text:style-name="P2"><text:span text:style-name="T3">TWO TYPES:</text:span></text:p>
      <text:p text:style-name="P2"><text:span text:style-name="T3">Primitive data structures are fundamental data types provided by programming languages, such as integers, floating-point numbers, characters, and booleans. They are directly operated upon by the machine and have fixed sizes.</text:span></text:p>
      <text:p text:style-name="P2"><text:span text:style-name="T3">On the other hand, non-primitive data structures are more complex and constructed using primitive types and other non-primitive structures. Examples include arrays, linked lists, trees, and maps. They require dynamic memory allocation and offer more flexibility in organizing and manipulating data.</text:span></text:p>
      <text:p text:style-name="P2"><text:span text:style-name="T3">Q6. What is the difference between iterative method and recursive method ? which one is feasible </text:span></text:p>
      <text:p text:style-name="P2"><text:span text:style-name="T3">The iterative method uses loops to solve problems iteratively, making it more efficient in terms of memory usage for large datasets. On the other hand, recursive methods break down problems into smaller sub-problems and can be more elegant and easier to understand for certain tasks. However, they can consume more memory due to the call stack, especially for deep recursion. The feasibility of each method depends on the specific problem at hand and considerations like input size, memory constraints, and code readability.</text:span></text:p>
      <text:p text:style-name="P2"><text:span text:style-name="T3"/></text:p>
      <text:p text:style-name="P2"><text:span text:style-name="T3">Q.7 What are the types of Recursion </text:span></text:p>
      <text:p text:style-name="P2"><text:span text:style-name="T3">There are two main types of recursion:</text:span></text:p>
      <text:p text:style-name="P2"><text:span text:style-name="T3">1. Direct Recursion: In direct recursion, a function directly calls itself. This is the most common type of recursion and is used in tasks like factorial calculation and Fibonacci series generation.</text:span></text:p>
      <text:p text:style-name="P2"><text:span text:style-name="T3">Indirect Recursion: In indirect recursion, two or more functions call each other in a circular manner until a base case is reached. This type of recursion is less common but can be seen in scenarios like mutual recursion between two functions."</text:span></text:p>
      <text:p text:style-name="P2"><text:span text:style-name="T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